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1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0625in"/>
    </style:style>
    <style:style style:name="Table1.B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10026" officeooo:paragraph-rsid="00110026"/>
    </style:style>
    <style:style style:name="P2" style:family="paragraph" style:parent-style-name="Standard" style:list-style-name="L1">
      <style:text-properties style:font-name="Liberation Sans" fo:font-size="10pt" officeooo:rsid="00304d4e" officeooo:paragraph-rsid="00304d4e" style:font-size-asian="10pt" style:font-size-complex="10pt"/>
    </style:style>
    <style:style style:name="P3" style:family="paragraph" style:parent-style-name="Standard" style:list-style-name="L1">
      <style:text-properties style:font-name="Liberation Sans" fo:font-size="10pt" officeooo:rsid="00304d4e" officeooo:paragraph-rsid="003a66f8" style:font-size-asian="10pt" style:font-size-complex="10pt"/>
    </style:style>
    <style:style style:name="P4" style:family="paragraph" style:parent-style-name="Standard">
      <style:text-properties style:font-name="Liberation Sans" fo:font-size="10pt" officeooo:rsid="00304d4e" officeooo:paragraph-rsid="00304d4e" style:font-size-asian="10pt" style:font-size-complex="10pt"/>
    </style:style>
    <style:style style:name="P5" style:family="paragraph" style:parent-style-name="Standard">
      <style:text-properties style:font-name="Liberation Sans" fo:font-size="10pt" officeooo:rsid="0038f7c1" officeooo:paragraph-rsid="0038f7c1" style:font-size-asian="10pt" style:font-size-complex="10pt"/>
    </style:style>
    <style:style style:name="P6" style:family="paragraph" style:parent-style-name="Standard" style:list-style-name="L1">
      <style:paragraph-properties fo:text-align="center" style:justify-single-word="false"/>
      <style:text-properties style:font-name="Consolas1" fo:font-size="10pt" officeooo:rsid="00304d4e" officeooo:paragraph-rsid="00304d4e" style:font-size-asian="10pt" style:font-size-complex="10pt"/>
    </style:style>
    <style:style style:name="P7" style:family="paragraph" style:parent-style-name="Standard" style:list-style-name="L2">
      <style:text-properties officeooo:paragraph-rsid="0038f7c1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304d4e" officeooo:paragraph-rsid="00304d4e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Consolas1" fo:font-size="9pt" officeooo:rsid="00304d4e" officeooo:paragraph-rsid="00304d4e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9155" style:font-weight-asian="bold" style:font-weight-complex="bold"/>
    </style:style>
    <style:style style:name="T3" style:family="text">
      <style:text-properties fo:font-weight="bold" officeooo:rsid="003e56e1" style:font-weight-asian="bold" style:font-weight-complex="bold"/>
    </style:style>
    <style:style style:name="T4" style:family="text">
      <style:text-properties officeooo:rsid="00304d4e"/>
    </style:style>
    <style:style style:name="T5" style:family="text">
      <style:text-properties officeooo:rsid="00368e53"/>
    </style:style>
    <style:style style:name="T6" style:family="text">
      <style:text-properties style:font-name="Liberation Sans" fo:font-size="10pt" officeooo:rsid="00304d4e" style:font-size-asian="10pt" style:font-size-complex="10pt"/>
    </style:style>
    <style:style style:name="T7" style:family="text">
      <style:text-properties style:font-name="Liberation Sans" fo:font-size="10pt" officeooo:rsid="0035e8a5" style:font-size-asian="10pt" style:font-size-complex="10pt"/>
    </style:style>
    <style:style style:name="T8" style:family="text">
      <style:text-properties style:font-name="Liberation Sans" fo:font-size="10pt" officeooo:rsid="0038f7c1" style:font-size-asian="10pt" style:font-size-complex="10pt"/>
    </style:style>
    <style:style style:name="T9" style:family="text">
      <style:text-properties style:font-name="Liberation Sans" fo:font-size="10pt" officeooo:rsid="003a4184" style:font-size-asian="10pt" style:font-size-complex="10pt"/>
    </style:style>
    <style:style style:name="T10" style:family="text">
      <style:text-properties style:font-name="Liberation Sans" fo:font-size="10pt" officeooo:rsid="003c3083" style:font-size-asian="10pt" style:font-size-complex="10pt"/>
    </style:style>
    <style:style style:name="T11" style:family="text">
      <style:text-properties officeooo:rsid="003e56e1"/>
    </style:style>
    <style:style style:name="T12" style:family="text">
      <style:text-properties officeooo:rsid="0040e7c9"/>
    </style:style>
    <style:style style:name="T13" style:family="text">
      <style:text-properties officeooo:rsid="0042b34f"/>
    </style:style>
    <style:style style:name="T14" style:family="text">
      <style:text-properties officeooo:rsid="004302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73869819398478978" text:style-name="L1">
        <text:list-item>
          <text:p text:style-name="P2">What are the parts of a function definition? Give an example and identify those parts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857065420476" text:continue-numbering="true" text:style-name="L1">
        <text:list-item>
          <text:p text:style-name="P2">Give a definition example of a void function that prints a string and, if the function caller does not supply a string, prints "NO_MESSAGE_SUPPLIED"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858342437318" text:continue-numbering="true" text:style-name="L1">
        <text:list-item>
          <text:p text:style-name="P2">Explain how the return keyword works.</text:p>
        </text:list-item>
      </text:list>
      <text:p text:style-name="P4"/>
      <text:p text:style-name="P4"/>
      <text:p text:style-name="P4"/>
      <text:p text:style-name="P4"/>
      <text:p text:style-name="P4"/>
      <text:list xml:id="list5857940931556" text:continue-numbering="true" text:style-name="L1">
        <text:list-item>
          <text:p text:style-name="P2">Can a void function have a return statement inside of it? If not, why is that? If so, how does it work?</text:p>
        </text:list-item>
      </text:list>
      <text:p text:style-name="P4"/>
      <text:p text:style-name="P4"/>
      <text:p text:style-name="P4"/>
      <text:p text:style-name="P4"/>
      <text:p text:style-name="P4"/>
      <text:list xml:id="list5858983865457" text:continue-numbering="true" text:style-name="L1">
        <text:list-item>
          <text:p text:style-name="P2">Observe the following program and its output, and make guesses on why that's occurring. Afterwards, try to think of a way to prevent the array from being edited after calling `printArrayMultByTwo`.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PROGRAM</text:p>
          </table:table-cell>
          <table:table-cell table:style-name="Table1.B1" office:value-type="string">
            <text:p text:style-name="P8">OUTPUT</text:p>
          </table:table-cell>
        </table:table-row>
        <table:table-row>
          <table:table-cell table:style-name="Table1.A2" office:value-type="string">
            <text:p text:style-name="P9">#include &lt;iostream&gt;</text:p>
            <text:p text:style-name="P9">using namespace std;</text:p>
            <text:p text:style-name="P9"/>
            <text:p text:style-name="P9">void printArrayMultByTwo(int int_list[], const int SIZE)</text:p>
            <text:p text:style-name="P9">{</text:p>
            <text:p text:style-name="P9"><text:s text:c="2"/>for(int i = 0; i &lt; SIZE; ++i)</text:p>
            <text:p text:style-name="P9"><text:s text:c="2"/>{</text:p>
            <text:p text:style-name="P9"><text:s text:c="4"/>int_list[i] *= 2;</text:p>
            <text:p text:style-name="P9"><text:s text:c="4"/>cout &lt;&lt; int_list[i] &lt;&lt; " ";</text:p>
            <text:p text:style-name="P9"><text:s text:c="2"/>}</text:p>
            <text:p text:style-name="P9"><text:s text:c="2"/>cout &lt;&lt; endl &lt;&lt; endl;</text:p>
            <text:p text:style-name="P9">}</text:p>
            <text:p text:style-name="P9"/>
            <text:p text:style-name="P9">int main()</text:p>
            <text:p text:style-name="P9">{</text:p>
            <text:p text:style-name="P9"><text:s text:c="2"/>const int LIST_SIZE = 5;</text:p>
            <text:p text:style-name="P9"><text:s text:c="2"/>int my_list[] = {27, 32, 55, 1, 3752};</text:p>
            <text:p text:style-name="P9"><text:s text:c="2"/>printArrayMultByTwo(my_list, LIST_SIZE);</text:p>
            <text:p text:style-name="P9"><text:s text:c="2"/>printArrayMultByTwo(my_list, LIST_SIZE);</text:p>
            <text:p text:style-name="P9"><text:s text:c="2"/>printArrayMultByTwo(my_list, LIST_SIZE);</text:p>
            <text:p text:style-name="P9"><text:s text:c="2"/></text:p>
            <text:p text:style-name="P9"><text:s text:c="2"/>return 0;</text:p>
            <text:p text:style-name="P9">}</text:p>
          </table:table-cell>
          <table:table-cell table:style-name="Table1.B2" office:value-type="string">
            <text:p text:style-name="P9">54 64 110 2 7504 </text:p>
            <text:p text:style-name="P9"/>
            <text:p text:style-name="P9">108 128 220 4 15008 </text:p>
            <text:p text:style-name="P9"/>
            <text:p text:style-name="P9">216 256 440 8 30016 </text:p>
          </table:table-cell>
        </table:table-row>
      </table:table>
      <text:p text:style-name="P4"><text:soft-page-break/></text:p>
      <text:list xml:id="list5858444837042" text:continue-numbering="true" text:style-name="L1">
        <text:list-item>
          <text:p text:style-name="P3">(From the book) You know that the `==` operator can be used to test if two string objects are equal. However, recall that the comparison is case sensitive (e.g. "Billy" and "billy" are not equal <text:span text:style-name="T5">strings</text:span>). </text:p>
          <text:p text:style-name="P3"/>
          <text:p text:style-name="P3"><text:span text:style-name="T11">To remedy this, </text:span><text:span text:style-name="T3">write</text:span><text:span text:style-name="T1"> a </text:span><text:span text:style-name="T2">complete</text:span><text:span text:style-name="T1"> program </text:span>that asks a user to enter two names and stores them in string objects. It should then report whether or not, ignoring case, they are the same. </text:p>
        </text:list-item>
      </text:list>
      <text:p text:style-name="P5"/>
      <text:p text:style-name="P5"><text:tab/><text:span text:style-name="T1">Some notes before you begin:</text:span></text:p>
      <text:list xml:id="list5029528207377715654" text:style-name="L2">
        <text:list-item>
          <text:p text:style-name="P7"><text:span text:style-name="T6">No input validation is required </text:span><text:span text:style-name="T9">and you can request the names in any way you would like, however it is required for you to</text:span><text:span text:style-name="T6"> use `getline` to grab </text:span><text:span text:style-name="T9">the</text:span><text:span text:style-name="T6"> names.</text:span></text:p>
        </text:list-item>
        <text:list-item>
          <text:p text:style-name="P7"><text:span text:style-name="T10">Remember to i</text:span><text:span text:style-name="T7">nclude any libraries that may be required.</text:span></text:p>
        </text:list-item>
        <text:list-item>
          <text:p text:style-name="P7"><text:span text:style-name="T6">To help the program accomplish its task, it should use two functions in addition to main: upperCaseIt() and sameString(). Here are the function prototypes:</text:span></text:p>
        </text:list-item>
      </text:list>
      <text:list xml:id="list5858122708546" text:continue-list="list5858444837042" text:style-name="L1">
        <text:list-header>
          <text:p text:style-name="P2"/>
          <text:p text:style-name="P6">string upperCaseIt(string s);</text:p>
          <text:p text:style-name="P6">bool sameString(string s1, string s2);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1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026" officeooo:paragraph-rsid="00110026"/>
    </style:style>
    <style:style style:name="MT1" style:family="text">
      <style:text-properties officeooo:rsid="00304d4e"/>
    </style:style>
    <style:style style:name="MT2" style:family="text">
      <style:text-properties officeooo:rsid="0040e7c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CS 121 – Week <text:span text:style-name="MT1">6</text:span> Worksheet – <text:span text:style-name="MT2">Functions Review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Greene</meta:initial-creator>
    <meta:creation-date>2015-09-21T19:26:53.316274601</meta:creation-date>
    <dc:date>2015-09-29T00:58:57.010000000</dc:date>
    <meta:editing-duration>PT42M13S</meta:editing-duration>
    <meta:editing-cycles>46</meta:editing-cycles>
    <meta:generator>LibreOffice/4.4.5.2$Windows_x86 LibreOffice_project/a22f674fd25a3b6f45bdebf25400ed2adff0ff99</meta:generator>
    <meta:document-statistic meta:table-count="1" meta:image-count="0" meta:object-count="0" meta:page-count="2" meta:paragraph-count="40" meta:word-count="339" meta:character-count="1977" meta:non-whitespace-character-count="1648"/>
  </office:meta>
</office:document-meta>
</file>